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AFUR HERRERA, LUZ KATTERINE</text:p>
            <text:p text:style-name="P5"><text:span text:style-name="T15">Dni</text:span><text:span text:style-name="T14">:4718319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HUACH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AFUR HERRERA, LUZ KATTERIN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18319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2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8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2:25:0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